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640C38CB2A9293195D2.png" manifest:media-type="image/png"/>
  <manifest:file-entry manifest:full-path="Pictures/10000000000000E6000000E646890E3FF527D743.jpg" manifest:media-type="image/jpeg"/>
  <manifest:file-entry manifest:full-path="Pictures/10000000000001B8000000F6D83327953FE05741.png" manifest:media-type="image/png"/>
  <manifest:file-entry manifest:full-path="Pictures/100002010000019000000190593FB96585F0C132.png" manifest:media-type="image/png"/>
  <manifest:file-entry manifest:full-path="Pictures/100002010000064000000640D1613B4A2974EFD6.png" manifest:media-type="image/png"/>
  <manifest:file-entry manifest:full-path="Pictures/100002010000015A0000015A5C098B4A84907B20.png" manifest:media-type="image/png"/>
  <manifest:file-entry manifest:full-path="Pictures/10000201000001F8000000F3C996BCD7D1296C1D.png" manifest:media-type="image/png"/>
  <manifest:file-entry manifest:full-path="Pictures/100000000000018F000000CF4BF0254E58FE2D3C.png" manifest:media-type="image/png"/>
  <manifest:file-entry manifest:full-path="Pictures/100000000000015E0000015E8447BBCCBC2A765A.jpg" manifest:media-type="image/jpeg"/>
  <manifest:file-entry manifest:full-path="Pictures/10000201000000C8000000C8AD99612623D69E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665in" svg:y="0.2189in" svg:width="2.5319in" svg:height="1.2209in" draw:z-index="0"><draw:image xlink:href="Pictures/10000201000001F8000000F3C996BCD7D1296C1D.png" xlink:type="simple" xlink:show="embed" xlink:actuate="onLoad"/></draw:frame><draw:frame draw:style-name="fr1" draw:name="Image3" text:anchor-type="paragraph" svg:x="1.4965in" svg:y="2.2134in" svg:width="3.2945in" svg:height="1.7091in" draw:z-index="1"><draw:image xlink:href="Pictures/100000000000018F000000CF4BF0254E58FE2D3C.png" xlink:type="simple" xlink:show="embed" xlink:actuate="onLoad"/></draw:frame><draw:frame draw:style-name="fr1" draw:name="Image2" text:anchor-type="paragraph" svg:x="4.4173in" svg:y="-0.2354in" svg:width="1.9016in" svg:height="1.9016in" draw:z-index="2"><draw:image xlink:href="Pictures/100000000000015E0000015E8447BBCCBC2A765A.jpg" xlink:type="simple" xlink:show="embed" xlink:actuate="onLoad"/></draw:frame><draw:frame draw:style-name="fr2" draw:name="Image4" text:anchor-type="paragraph" svg:x="4.65in" svg:y="1.3437in" svg:width="1.2917in" svg:height="1.2917in" draw:z-index="3"><draw:image xlink:href="Pictures/10000201000000C8000000C8AD99612623D69E97.png" xlink:type="simple" xlink:show="embed" xlink:actuate="onLoad"/></draw:frame><draw:frame draw:style-name="fr1" draw:name="Image6" text:anchor-type="paragraph" svg:x="2.8043in" svg:y="3.6772in" svg:width="1.2134in" svg:height="1.2134in" draw:z-index="4"><draw:image xlink:href="Pictures/100002010000064000000640D1613B4A2974EFD6.png" xlink:type="simple" xlink:show="embed" xlink:actuate="onLoad"/></draw:frame><draw:frame draw:style-name="fr3" draw:name="Image7" text:anchor-type="paragraph" svg:x="2.2854in" svg:y="4.802in" svg:width="2.1362in" svg:height="2.1362in" draw:z-index="5"><draw:image xlink:href="Pictures/100002010000019000000190593FB96585F0C132.png" xlink:type="simple" xlink:show="embed" xlink:actuate="onLoad"/></draw:frame><draw:frame draw:style-name="fr1" draw:name="Image8" text:anchor-type="paragraph" svg:x="0.0354in" svg:y="7.9362in" svg:width="2.5736in" svg:height="1.439in" draw:z-index="6"><draw:image xlink:href="Pictures/10000000000001B8000000F6D83327953FE05741.png" xlink:type="simple" xlink:show="embed" xlink:actuate="onLoad"/></draw:frame><draw:frame draw:style-name="fr1" draw:name="Image9" text:anchor-type="paragraph" svg:x="4.2854in" svg:y="7.3646in" svg:width="2.3957in" svg:height="2.3957in" draw:z-index="7"><draw:image xlink:href="Pictures/10000000000000E6000000E646890E3FF527D743.jpg" xlink:type="simple" xlink:show="embed" xlink:actuate="onLoad"/></draw:frame><draw:frame draw:style-name="fr1" draw:name="Image10" text:anchor-type="paragraph" svg:x="1.7126in" svg:y="6.9374in" svg:width="1.2917in" svg:height="1.2917in" draw:z-index="8"><draw:image xlink:href="Pictures/10000201000000C8000000C8AD99612623D69E97.png" xlink:type="simple" xlink:show="embed" xlink:actuate="onLoad"/></draw:frame><draw:frame draw:style-name="fr1" draw:name="Image11" text:anchor-type="paragraph" svg:x="2.7626in" svg:y="8.0209in" svg:width="1.2134in" svg:height="1.2134in" draw:z-index="9"><draw:image xlink:href="Pictures/100002010000064000000640C38CB2A9293195D2.png" xlink:type="simple" xlink:show="embed" xlink:actuate="onLoad"/></draw:frame><draw:frame draw:style-name="fr1" draw:name="Image12" text:anchor-type="paragraph" svg:x="5.3299in" svg:y="3.6709in" svg:width="1.7866in" svg:height="1.7866in" draw:z-index="10"><draw:image xlink:href="Pictures/100002010000015A0000015A5C098B4A84907B20.png" xlink:type="simple" xlink:show="embed" xlink:actuate="onLoad"/></draw:frame><draw:frame draw:style-name="fr4" draw:name="Image5" text:anchor-type="paragraph" svg:x="0.7335in" svg:y="1.3646in" svg:width="1.2035in" svg:height="1.2035in" draw:z-index="11"><draw:image xlink:href="Pictures/10000201000000C8000000C8AD99612623D69E97.png" xlink:type="simple" xlink:show="embed" xlink:actuate="onLoad"/></draw:frame><draw:frame draw:style-name="fr4" draw:name="Image13" text:anchor-type="paragraph" svg:x="4.4291in" svg:y="3.378in" svg:width="0.7528in" svg:height="0.7528in" draw:z-index="12"><draw:image xlink:href="Pictures/10000201000000C8000000C8AD99612623D69E97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0:53:46.040315045</meta:creation-date>
    <dc:date>2017-10-03T13:21:27.366467981</dc:date>
    <meta:editing-duration>PT6M11S</meta:editing-duration>
    <meta:editing-cycles>2</meta:editing-cycles>
    <meta:generator>LibreOffice/5.1.6.2$Linux_X86_64 LibreOffice_project/10m0$Build-2</meta:generator>
    <meta:document-statistic meta:table-count="0" meta:image-count="13" meta:object-count="0" meta:page-count="1" meta:paragraph-count="1" meta:word-count="0" meta:character-count="1" meta:non-whitespace-character-count="0"/>
  </office:meta>
</office:document-meta>
</file>